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283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2161in"/>
    </style:style>
    <style:style style:name="co7" style:family="table-column">
      <style:table-column-properties fo:break-before="auto" style:column-width="1.4098in"/>
    </style:style>
    <style:style style:name="co8" style:family="table-column">
      <style:table-column-properties fo:break-before="auto" style:column-width="1.226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No cache resul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2" office:value-type="string" table:number-columns-spanned="4" table:number-rows-spanned="1">
            <text:p>no OS level cahce</text:p>
          </table:table-cell>
          <table:covered-table-cell table:style-name="ce4"/>
          <table:covered-table-cell/>
          <table:covered-table-cell table:style-name="ce4"/>
          <table:table-cell table:style-name="ce5" office:value-type="string" table:number-columns-spanned="4" table:number-rows-spanned="1">
            <text:p>OS level cache is on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terms</text:p>
          </table:table-cell>
          <table:table-cell table:style-name="ce3" office:value-type="string">
            <text:p>distinct queries</text:p>
          </table:table-cell>
          <table:table-cell table:style-name="ce3" office:value-type="string">
            <text:p>merged query</text:p>
          </table:table-cell>
          <table:table-cell table:style-name="ce3" office:value-type="string">
            <text:p>distinct &gt; merged?</text:p>
          </table:table-cell>
          <table:table-cell table:style-name="ce3" office:value-type="string">
            <text:p>difference in %</text:p>
          </table:table-cell>
          <table:table-cell table:style-name="ce3" office:value-type="string">
            <text:p>distinct queries</text:p>
          </table:table-cell>
          <table:table-cell table:style-name="ce3" office:value-type="string">
            <text:p>merged query</text:p>
          </table:table-cell>
          <table:table-cell table:style-name="ce3" office:value-type="string">
            <text:p>distinct &gt; merged?</text:p>
          </table:table-cell>
          <table:table-cell table:style-name="ce3" office:value-type="string">
            <text:p>difference in %</text:p>
          </table:table-cell>
        </table:table-row>
        <table:table-row table:style-name="ro1">
          <table:table-cell office:value-type="string">
            <text:p>accounting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formula="of:=IF([.B3]&gt;[.C3]; 1; -1)" office:value-type="float" office:value="1">
            <text:p>1</text:p>
          </table:table-cell>
          <table:table-cell table:style-name="ce4" table:formula="of:=FLOOR((ABS([.B3]-[.C3])/[.B3])*100; 1)*[.D3]"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style-name="ce4" table:formula="of:=IF([.F3]&gt;[.G3]; 1; -1)" office:value-type="float" office:value="-1">
            <text:p>-1</text:p>
          </table:table-cell>
          <table:table-cell table:style-name="ce4" table:formula="of:=FLOOR((ABS([.F3]-[.G3])/[.F3])*100; 1)*[.H3]" office:value-type="float" office:value="-10">
            <text:p>-10</text:p>
          </table:table-cell>
        </table:table-row>
        <table:table-row table:style-name="ro1">
          <table:table-cell office:value-type="string">
            <text:p>amadeus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formula="of:=IF([.B4]&gt;[.C4]; 1; -1)" office:value-type="float" office:value="1">
            <text:p>1</text:p>
          </table:table-cell>
          <table:table-cell table:style-name="ce4" table:formula="of:=FLOOR((ABS([.B4]-[.C4])/[.B4])*100; 1)*[.D4]"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table:style-name="ce4" table:formula="of:=IF([.F4]&gt;[.G4]; 1; -1)" office:value-type="float" office:value="-1">
            <text:p>-1</text:p>
          </table:table-cell>
          <table:table-cell table:style-name="ce4" table:formula="of:=FLOOR((ABS([.F4]-[.G4])/[.F4])*100; 1)*[.H4]" office:value-type="float" office:value="-39">
            <text:p>-39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formula="of:=IF([.B5]&gt;[.C5]; 1; -1)" office:value-type="float" office:value="1">
            <text:p>1</text:p>
          </table:table-cell>
          <table:table-cell table:style-name="ce4" table:formula="of:=FLOOR((ABS([.B5]-[.C5])/[.B5])*100; 1)*[.D5]"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style-name="ce4" table:formula="of:=IF([.F5]&gt;[.G5]; 1; -1)" office:value-type="float" office:value="-1">
            <text:p>-1</text:p>
          </table:table-cell>
          <table:table-cell table:style-name="ce4" table:formula="of:=FLOOR((ABS([.F5]-[.G5])/[.F5])*100; 1)*[.H5]" office:value-type="float" office:value="-40">
            <text:p>-40</text:p>
          </table:table-cell>
        </table:table-row>
        <table:table-row table:style-name="ro1">
          <table:table-cell office:value-type="string">
            <text:p>annual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table:formula="of:=IF([.B6]&gt;[.C6]; 1; -1)" office:value-type="float" office:value="-1">
            <text:p>-1</text:p>
          </table:table-cell>
          <table:table-cell table:style-name="ce4" table:formula="of:=FLOOR((ABS([.B6]-[.C6])/[.B6])*100; 1)*[.D6]" office:value-type="float" office:value="-41">
            <text:p>-41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style-name="ce4" table:formula="of:=IF([.F6]&gt;[.G6]; 1; -1)" office:value-type="float" office:value="-1">
            <text:p>-1</text:p>
          </table:table-cell>
          <table:table-cell table:style-name="ce4" table:formula="of:=FLOOR((ABS([.F6]-[.G6])/[.F6])*100; 1)*[.H6]" office:value-type="float" office:value="-14">
            <text:p>-14</text:p>
          </table:table-cell>
        </table:table-row>
        <table:table-row table:style-name="ro1">
          <table:table-cell office:value-type="string">
            <text:p>bach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table:formula="of:=IF([.B7]&gt;[.C7]; 1; -1)" office:value-type="float" office:value="1">
            <text:p>1</text:p>
          </table:table-cell>
          <table:table-cell table:style-name="ce4" table:formula="of:=FLOOR((ABS([.B7]-[.C7])/[.B7])*100; 1)*[.D7]"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style-name="ce4" table:formula="of:=IF([.F7]&gt;[.G7]; 1; -1)" office:value-type="float" office:value="-1">
            <text:p>-1</text:p>
          </table:table-cell>
          <table:table-cell table:style-name="ce4" table:formula="of:=FLOOR((ABS([.F7]-[.G7])/[.F7])*100; 1)*[.H7]" office:value-type="float" office:value="-19">
            <text:p>-19</text:p>
          </table:table-cell>
        </table:table-row>
        <table:table-row table:style-name="ro1">
          <table:table-cell office:value-type="string">
            <text:p>beethoven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IF([.B8]&gt;[.C8]; 1; -1)" office:value-type="float" office:value="1">
            <text:p>1</text:p>
          </table:table-cell>
          <table:table-cell table:style-name="ce4" table:formula="of:=FLOOR((ABS([.B8]-[.C8])/[.B8])*100; 1)*[.D8]"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table:style-name="ce4" table:formula="of:=IF([.F8]&gt;[.G8]; 1; -1)" office:value-type="float" office:value="-1">
            <text:p>-1</text:p>
          </table:table-cell>
          <table:table-cell table:style-name="ce4" table:formula="of:=FLOOR((ABS([.F8]-[.G8])/[.F8])*100; 1)*[.H8]" office:value-type="float" office:value="-20">
            <text:p>-20</text:p>
          </table:table-cell>
        </table:table-row>
        <table:table-row table:style-name="ro1">
          <table:table-cell office:value-type="string">
            <text:p>benjamin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table:formula="of:=IF([.B9]&gt;[.C9]; 1; -1)" office:value-type="float" office:value="-1">
            <text:p>-1</text:p>
          </table:table-cell>
          <table:table-cell table:style-name="ce4" table:formula="of:=FLOOR((ABS([.B9]-[.C9])/[.B9])*100; 1)*[.D9]" office:value-type="float" office:value="-7">
            <text:p>-7</text:p>
          </table:table-cell>
          <table:table-cell office:value-type="float" office:value="140">
            <text:p>140</text:p>
          </table:table-cell>
          <table:table-cell office:value-type="float" office:value="163">
            <text:p>163</text:p>
          </table:table-cell>
          <table:table-cell table:style-name="ce4" table:formula="of:=IF([.F9]&gt;[.G9]; 1; -1)" office:value-type="float" office:value="-1">
            <text:p>-1</text:p>
          </table:table-cell>
          <table:table-cell table:style-name="ce4" table:formula="of:=FLOOR((ABS([.F9]-[.G9])/[.F9])*100; 1)*[.H9]" office:value-type="float" office:value="-16">
            <text:p>-16</text:p>
          </table:table-cell>
        </table:table-row>
        <table:table-row table:style-name="ro1">
          <table:table-cell office:value-type="string">
            <text:p>bible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formula="of:=IF([.B10]&gt;[.C10]; 1; -1)" office:value-type="float" office:value="1">
            <text:p>1</text:p>
          </table:table-cell>
          <table:table-cell table:style-name="ce4" table:formula="of:=FLOOR((ABS([.B10]-[.C10])/[.B10])*100; 1)*[.D10]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style-name="ce4" table:formula="of:=IF([.F10]&gt;[.G10]; 1; -1)" office:value-type="float" office:value="-1">
            <text:p>-1</text:p>
          </table:table-cell>
          <table:table-cell table:style-name="ce4" table:formula="of:=FLOOR((ABS([.F10]-[.G10])/[.F10])*100; 1)*[.H10]" office:value-type="float" office:value="-8">
            <text:p>-8</text:p>
          </table:table-cell>
        </table:table-row>
        <table:table-row table:style-name="ro1">
          <table:table-cell office:value-type="string">
            <text:p>bibliography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formula="of:=IF([.B11]&gt;[.C11]; 1; -1)" office:value-type="float" office:value="1">
            <text:p>1</text:p>
          </table:table-cell>
          <table:table-cell table:style-name="ce4" table:formula="of:=FLOOR((ABS([.B11]-[.C11])/[.B11])*100; 1)*[.D11]"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4" table:formula="of:=IF([.F11]&gt;[.G11]; 1; -1)" office:value-type="float" office:value="1">
            <text:p>1</text:p>
          </table:table-cell>
          <table:table-cell table:style-name="ce4" table:formula="of:=FLOOR((ABS([.F11]-[.G11])/[.F11])*100; 1)*[.H11]" office:value-type="float" office:value="5">
            <text:p>5</text:p>
          </table:table-cell>
        </table:table-row>
        <table:table-row table:style-name="ro1">
          <table:table-cell office:value-type="string">
            <text:p>biography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table:formula="of:=IF([.B12]&gt;[.C12]; 1; -1)" office:value-type="float" office:value="1">
            <text:p>1</text:p>
          </table:table-cell>
          <table:table-cell table:style-name="ce4" table:formula="of:=FLOOR((ABS([.B12]-[.C12])/[.B12])*100; 1)*[.D12]"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4" table:formula="of:=IF([.F12]&gt;[.G12]; 1; -1)" office:value-type="float" office:value="-1">
            <text:p>-1</text:p>
          </table:table-cell>
          <table:table-cell table:style-name="ce4" table:formula="of:=FLOOR((ABS([.F12]-[.G12])/[.F12])*100; 1)*[.H12]" office:value-type="float" office:value="-2">
            <text:p>-2</text:p>
          </table:table-cell>
        </table:table-row>
        <table:table-row table:style-name="ro1">
          <table:table-cell office:value-type="string">
            <text:p>books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table:formula="of:=IF([.B13]&gt;[.C13]; 1; -1)" office:value-type="float" office:value="1">
            <text:p>1</text:p>
          </table:table-cell>
          <table:table-cell table:style-name="ce4" table:formula="of:=FLOOR((ABS([.B13]-[.C13])/[.B13])*100; 1)*[.D13]" office:value-type="float" office:value="11">
            <text:p>11</text:p>
          </table:table-cell>
          <table:table-cell office:value-type="float" office:value="179">
            <text:p>179</text:p>
          </table:table-cell>
          <table:table-cell office:value-type="float" office:value="158">
            <text:p>158</text:p>
          </table:table-cell>
          <table:table-cell table:style-name="ce4" table:formula="of:=IF([.F13]&gt;[.G13]; 1; -1)" office:value-type="float" office:value="1">
            <text:p>1</text:p>
          </table:table-cell>
          <table:table-cell table:style-name="ce4" table:formula="of:=FLOOR((ABS([.F13]-[.G13])/[.F13])*100; 1)*[.H13]" office:value-type="float" office:value="11">
            <text:p>11</text:p>
          </table:table-cell>
        </table:table-row>
        <table:table-row table:style-name="ro1">
          <table:table-cell office:value-type="string">
            <text:p>bowen</text:p>
          </table:table-cell>
          <table:table-cell office:value-type="float" office:value="135">
            <text:p>135</text:p>
          </table:table-cell>
          <table:table-cell office:value-type="float" office:value="101">
            <text:p>101</text:p>
          </table:table-cell>
          <table:table-cell table:formula="of:=IF([.B14]&gt;[.C14]; 1; -1)" office:value-type="float" office:value="1">
            <text:p>1</text:p>
          </table:table-cell>
          <table:table-cell table:style-name="ce4" table:formula="of:=FLOOR((ABS([.B14]-[.C14])/[.B14])*100; 1)*[.D14]" office:value-type="float" office:value="25">
            <text:p>25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table:style-name="ce4" table:formula="of:=IF([.F14]&gt;[.G14]; 1; -1)" office:value-type="float" office:value="-1">
            <text:p>-1</text:p>
          </table:table-cell>
          <table:table-cell table:style-name="ce4" table:formula="of:=FLOOR((ABS([.F14]-[.G14])/[.F14])*100; 1)*[.H14]" office:value-type="float" office:value="-4">
            <text:p>-4</text:p>
          </table:table-cell>
        </table:table-row>
        <table:table-row table:style-name="ro1">
          <table:table-cell office:value-type="string">
            <text:p>brahms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formula="of:=IF([.B15]&gt;[.C15]; 1; -1)" office:value-type="float" office:value="1">
            <text:p>1</text:p>
          </table:table-cell>
          <table:table-cell table:style-name="ce4" table:formula="of:=FLOOR((ABS([.B15]-[.C15])/[.B15])*100; 1)*[.D15]"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style-name="ce4" table:formula="of:=IF([.F15]&gt;[.G15]; 1; -1)" office:value-type="float" office:value="-1">
            <text:p>-1</text:p>
          </table:table-cell>
          <table:table-cell table:style-name="ce4" table:formula="of:=FLOOR((ABS([.F15]-[.G15])/[.F15])*100; 1)*[.H15]" office:value-type="float" office:value="-30">
            <text:p>-30</text:p>
          </table:table-cell>
        </table:table-row>
        <table:table-row table:style-name="ro1">
          <table:table-cell office:value-type="string">
            <text:p>bulletin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table:formula="of:=IF([.B16]&gt;[.C16]; 1; -1)" office:value-type="float" office:value="1">
            <text:p>1</text:p>
          </table:table-cell>
          <table:table-cell table:style-name="ce4" table:formula="of:=FLOOR((ABS([.B16]-[.C16])/[.B16])*100; 1)*[.D16]"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table:style-name="ce4" table:formula="of:=IF([.F16]&gt;[.G16]; 1; -1)" office:value-type="float" office:value="-1">
            <text:p>-1</text:p>
          </table:table-cell>
          <table:table-cell table:style-name="ce4" table:formula="of:=FLOOR((ABS([.F16]-[.G16])/[.F16])*100; 1)*[.H16]" office:value-type="float" office:value="-6">
            <text:p>-6</text:p>
          </table:table-cell>
        </table:table-row>
        <table:table-row table:style-name="ro1">
          <table:table-cell office:value-type="string">
            <text:p>charles</text:p>
          </table:table-cell>
          <table:table-cell office:value-type="float" office:value="191">
            <text:p>191</text:p>
          </table:table-cell>
          <table:table-cell office:value-type="float" office:value="221">
            <text:p>221</text:p>
          </table:table-cell>
          <table:table-cell table:formula="of:=IF([.B17]&gt;[.C17]; 1; -1)" office:value-type="float" office:value="-1">
            <text:p>-1</text:p>
          </table:table-cell>
          <table:table-cell table:style-name="ce4" table:formula="of:=FLOOR((ABS([.B17]-[.C17])/[.B17])*100; 1)*[.D17]" office:value-type="float" office:value="-15">
            <text:p>-15</text:p>
          </table:table-cell>
          <table:table-cell office:value-type="float" office:value="179">
            <text:p>179</text:p>
          </table:table-cell>
          <table:table-cell office:value-type="float" office:value="198">
            <text:p>198</text:p>
          </table:table-cell>
          <table:table-cell table:style-name="ce4" table:formula="of:=IF([.F17]&gt;[.G17]; 1; -1)" office:value-type="float" office:value="-1">
            <text:p>-1</text:p>
          </table:table-cell>
          <table:table-cell table:style-name="ce4" table:formula="of:=FLOOR((ABS([.F17]-[.G17])/[.F17])*100; 1)*[.H17]" office:value-type="float" office:value="-10">
            <text:p>-10</text:p>
          </table:table-cell>
        </table:table-row>
        <table:table-row table:style-name="ro1">
          <table:table-cell office:value-type="string">
            <text:p>committe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IF([.B18]&gt;[.C18]; 1; -1)" office:value-type="float" office:value="1">
            <text:p>1</text:p>
          </table:table-cell>
          <table:table-cell table:style-name="ce4" table:formula="of:=FLOOR((ABS([.B18]-[.C18])/[.B18])*100; 1)*[.D18]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4" table:formula="of:=IF([.F18]&gt;[.G18]; 1; -1)" office:value-type="float" office:value="-1">
            <text:p>-1</text:p>
          </table:table-cell>
          <table:table-cell table:style-name="ce4" table:formula="of:=FLOOR((ABS([.F18]-[.G18])/[.F18])*100; 1)*[.H18]" office:value-type="float" office:value="-50">
            <text:p>-50</text:p>
          </table:table-cell>
        </table:table-row>
        <table:table-row table:style-name="ro1">
          <table:table-cell office:value-type="string">
            <text:p>congress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table:formula="of:=IF([.B19]&gt;[.C19]; 1; -1)" office:value-type="float" office:value="1">
            <text:p>1</text:p>
          </table:table-cell>
          <table:table-cell table:style-name="ce4" table:formula="of:=FLOOR((ABS([.B19]-[.C19])/[.B19])*100; 1)*[.D19]"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table:style-name="ce4" table:formula="of:=IF([.F19]&gt;[.G19]; 1; -1)" office:value-type="float" office:value="1">
            <text:p>1</text:p>
          </table:table-cell>
          <table:table-cell table:style-name="ce4" table:formula="of:=FLOOR((ABS([.F19]-[.G19])/[.F19])*100; 1)*[.H19]" office:value-type="float" office:value="1">
            <text:p>1</text:p>
          </table:table-cell>
        </table:table-row>
        <table:table-row table:style-name="ro1">
          <table:table-cell office:value-type="string">
            <text:p>congresses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table:formula="of:=IF([.B20]&gt;[.C20]; 1; -1)" office:value-type="float" office:value="1">
            <text:p>1</text:p>
          </table:table-cell>
          <table:table-cell table:style-name="ce4" table:formula="of:=FLOOR((ABS([.B20]-[.C20])/[.B20])*100; 1)*[.D20]"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table:style-name="ce4" table:formula="of:=IF([.F20]&gt;[.G20]; 1; -1)" office:value-type="float" office:value="-1">
            <text:p>-1</text:p>
          </table:table-cell>
          <table:table-cell table:style-name="ce4" table:formula="of:=FLOOR((ABS([.F20]-[.G20])/[.F20])*100; 1)*[.H20]" office:value-type="float" office:value="-15">
            <text:p>-15</text:p>
          </table:table-cell>
        </table:table-row>
        <table:table-row table:style-name="ro1">
          <table:table-cell office:value-type="string">
            <text:p>criticism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table:formula="of:=IF([.B21]&gt;[.C21]; 1; -1)" office:value-type="float" office:value="1">
            <text:p>1</text:p>
          </table:table-cell>
          <table:table-cell table:style-name="ce4" table:formula="of:=FLOOR((ABS([.B21]-[.C21])/[.B21])*100; 1)*[.D21]"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style-name="ce4" table:formula="of:=IF([.F21]&gt;[.G21]; 1; -1)" office:value-type="float" office:value="-1">
            <text:p>-1</text:p>
          </table:table-cell>
          <table:table-cell table:style-name="ce4" table:formula="of:=FLOOR((ABS([.F21]-[.G21])/[.F21])*100; 1)*[.H21]" office:value-type="float" office:value="-29">
            <text:p>-29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float" office:value="421">
            <text:p>421</text:p>
          </table:table-cell>
          <table:table-cell office:value-type="float" office:value="261">
            <text:p>261</text:p>
          </table:table-cell>
          <table:table-cell table:formula="of:=IF([.B22]&gt;[.C22]; 1; -1)" office:value-type="float" office:value="1">
            <text:p>1</text:p>
          </table:table-cell>
          <table:table-cell table:style-name="ce4" table:formula="of:=FLOOR((ABS([.B22]-[.C22])/[.B22])*100; 1)*[.D22]" office:value-type="float" office:value="38">
            <text:p>38</text:p>
          </table:table-cell>
          <table:table-cell office:value-type="float" office:value="395">
            <text:p>395</text:p>
          </table:table-cell>
          <table:table-cell office:value-type="float" office:value="301">
            <text:p>301</text:p>
          </table:table-cell>
          <table:table-cell table:style-name="ce4" table:formula="of:=IF([.F22]&gt;[.G22]; 1; -1)" office:value-type="float" office:value="1">
            <text:p>1</text:p>
          </table:table-cell>
          <table:table-cell table:style-name="ce4" table:formula="of:=FLOOR((ABS([.F22]-[.G22])/[.F22])*100; 1)*[.H22]" office:value-type="float" office:value="23">
            <text:p>23</text:p>
          </table:table-cell>
        </table:table-row>
        <table:table-row table:style-name="ro1">
          <table:table-cell office:value-type="string">
            <text:p>dutch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table:formula="of:=IF([.B23]&gt;[.C23]; 1; -1)" office:value-type="float" office:value="1">
            <text:p>1</text:p>
          </table:table-cell>
          <table:table-cell table:style-name="ce4" table:formula="of:=FLOOR((ABS([.B23]-[.C23])/[.B23])*100; 1)*[.D23]"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style-name="ce4" table:formula="of:=IF([.F23]&gt;[.G23]; 1; -1)" office:value-type="float" office:value="-1">
            <text:p>-1</text:p>
          </table:table-cell>
          <table:table-cell table:style-name="ce4" table:formula="of:=FLOOR((ABS([.F23]-[.G23])/[.F23])*100; 1)*[.H23]" office:value-type="float" office:value="-16">
            <text:p>-16</text:p>
          </table:table-cell>
        </table:table-row>
        <table:table-row table:style-name="ro1">
          <table:table-cell office:value-type="string">
            <text:p>early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table:formula="of:=IF([.B24]&gt;[.C24]; 1; -1)" office:value-type="float" office:value="1">
            <text:p>1</text:p>
          </table:table-cell>
          <table:table-cell table:style-name="ce4" table:formula="of:=FLOOR((ABS([.B24]-[.C24])/[.B24])*100; 1)*[.D24]"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style-name="ce4" table:formula="of:=IF([.F24]&gt;[.G24]; 1; -1)" office:value-type="float" office:value="-1">
            <text:p>-1</text:p>
          </table:table-cell>
          <table:table-cell table:style-name="ce4" table:formula="of:=FLOOR((ABS([.F24]-[.G24])/[.F24])*100; 1)*[.H24]" office:value-type="float" office:value="-2">
            <text:p>-2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table:formula="of:=IF([.B25]&gt;[.C25]; 1; -1)" office:value-type="float" office:value="1">
            <text:p>1</text:p>
          </table:table-cell>
          <table:table-cell table:style-name="ce4" table:formula="of:=FLOOR((ABS([.B25]-[.C25])/[.B25])*100; 1)*[.D25]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table:style-name="ce4" table:formula="of:=IF([.F25]&gt;[.G25]; 1; -1)" office:value-type="float" office:value="-1">
            <text:p>-1</text:p>
          </table:table-cell>
          <table:table-cell table:style-name="ce4" table:formula="of:=FLOOR((ABS([.F25]-[.G25])/[.F25])*100; 1)*[.H25]" office:value-type="float" office:value="-26">
            <text:p>-26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table:formula="of:=IF([.B26]&gt;[.C26]; 1; -1)" office:value-type="float" office:value="1">
            <text:p>1</text:p>
          </table:table-cell>
          <table:table-cell table:style-name="ce4" table:formula="of:=FLOOR((ABS([.B26]-[.C26])/[.B26])*100; 1)*[.D26]"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table:style-name="ce4" table:formula="of:=IF([.F26]&gt;[.G26]; 1; -1)" office:value-type="float" office:value="1">
            <text:p>1</text:p>
          </table:table-cell>
          <table:table-cell table:style-name="ce4" table:formula="of:=FLOOR((ABS([.F26]-[.G26])/[.F26])*100; 1)*[.H26]" office:value-type="float" office:value="13">
            <text:p>13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564">
            <text:p>564</text:p>
          </table:table-cell>
          <table:table-cell office:value-type="float" office:value="455">
            <text:p>455</text:p>
          </table:table-cell>
          <table:table-cell table:formula="of:=IF([.B27]&gt;[.C27]; 1; -1)" office:value-type="float" office:value="1">
            <text:p>1</text:p>
          </table:table-cell>
          <table:table-cell table:style-name="ce4" table:formula="of:=FLOOR((ABS([.B27]-[.C27])/[.B27])*100; 1)*[.D27]" office:value-type="float" office:value="19">
            <text:p>19</text:p>
          </table:table-cell>
          <table:table-cell office:value-type="float" office:value="549">
            <text:p>549</text:p>
          </table:table-cell>
          <table:table-cell office:value-type="float" office:value="479">
            <text:p>479</text:p>
          </table:table-cell>
          <table:table-cell table:style-name="ce4" table:formula="of:=IF([.F27]&gt;[.G27]; 1; -1)" office:value-type="float" office:value="1">
            <text:p>1</text:p>
          </table:table-cell>
          <table:table-cell table:style-name="ce4" table:formula="of:=FLOOR((ABS([.F27]-[.G27])/[.F27])*100; 1)*[.H27]" office:value-type="float" office:value="12">
            <text:p>12</text:p>
          </table:table-cell>
        </table:table-row>
        <table:table-row table:style-name="ro1">
          <table:table-cell office:value-type="string">
            <text:p>foreign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table:formula="of:=IF([.B28]&gt;[.C28]; 1; -1)" office:value-type="float" office:value="1">
            <text:p>1</text:p>
          </table:table-cell>
          <table:table-cell table:style-name="ce4" table:formula="of:=FLOOR((ABS([.B28]-[.C28])/[.B28])*100; 1)*[.D28]" office:value-type="float" office:value="13">
            <text:p>13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table:style-name="ce4" table:formula="of:=IF([.F28]&gt;[.G28]; 1; -1)" office:value-type="float" office:value="-1">
            <text:p>-1</text:p>
          </table:table-cell>
          <table:table-cell table:style-name="ce4" table:formula="of:=FLOOR((ABS([.F28]-[.G28])/[.F28])*100; 1)*[.H28]" office:value-type="float" office:value="-10">
            <text:p>-10</text:p>
          </table:table-cell>
        </table:table-row>
        <table:table-row table:style-name="ro1">
          <table:table-cell office:value-type="string">
            <text:p>french</text:p>
          </table:table-cell>
          <table:table-cell office:value-type="float" office:value="193">
            <text:p>193</text:p>
          </table:table-cell>
          <table:table-cell office:value-type="float" office:value="173">
            <text:p>173</text:p>
          </table:table-cell>
          <table:table-cell table:formula="of:=IF([.B29]&gt;[.C29]; 1; -1)" office:value-type="float" office:value="1">
            <text:p>1</text:p>
          </table:table-cell>
          <table:table-cell table:style-name="ce4" table:formula="of:=FLOOR((ABS([.B29]-[.C29])/[.B29])*100; 1)*[.D29]"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float" office:value="190">
            <text:p>190</text:p>
          </table:table-cell>
          <table:table-cell table:style-name="ce4" table:formula="of:=IF([.F29]&gt;[.G29]; 1; -1)" office:value-type="float" office:value="1">
            <text:p>1</text:p>
          </table:table-cell>
          <table:table-cell table:style-name="ce4" table:formula="of:=FLOOR((ABS([.F29]-[.G29])/[.F29])*100; 1)*[.H29]" office:value-type="float" office:value="2">
            <text:p>2</text:p>
          </table:table-cell>
        </table:table-row>
        <table:table-row table:style-name="ro1">
          <table:table-cell office:value-type="string">
            <text:p>general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table:formula="of:=IF([.B30]&gt;[.C30]; 1; -1)" office:value-type="float" office:value="1">
            <text:p>1</text:p>
          </table:table-cell>
          <table:table-cell table:style-name="ce4" table:formula="of:=FLOOR((ABS([.B30]-[.C30])/[.B30])*100; 1)*[.D30]"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style-name="ce4" table:formula="of:=IF([.F30]&gt;[.G30]; 1; -1)" office:value-type="float" office:value="-1">
            <text:p>-1</text:p>
          </table:table-cell>
          <table:table-cell table:style-name="ce4" table:formula="of:=FLOOR((ABS([.F30]-[.G30])/[.F30])*100; 1)*[.H30]" office:value-type="float" office:value="-23">
            <text:p>-23</text:p>
          </table:table-cell>
        </table:table-row>
        <table:table-row table:style-name="ro1">
          <table:table-cell office:value-type="string">
            <text:p>geological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formula="of:=IF([.B31]&gt;[.C31]; 1; -1)" office:value-type="float" office:value="1">
            <text:p>1</text:p>
          </table:table-cell>
          <table:table-cell table:style-name="ce4" table:formula="of:=FLOOR((ABS([.B31]-[.C31])/[.B31])*100; 1)*[.D31]"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style-name="ce4" table:formula="of:=IF([.F31]&gt;[.G31]; 1; -1)" office:value-type="float" office:value="-1">
            <text:p>-1</text:p>
          </table:table-cell>
          <table:table-cell table:style-name="ce4" table:formula="of:=FLOOR((ABS([.F31]-[.G31])/[.F31])*100; 1)*[.H31]" office:value-type="float" office:value="-40">
            <text:p>-40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89">
            <text:p>189</text:p>
          </table:table-cell>
          <table:table-cell office:value-type="float" office:value="165">
            <text:p>165</text:p>
          </table:table-cell>
          <table:table-cell table:formula="of:=IF([.B32]&gt;[.C32]; 1; -1)" office:value-type="float" office:value="1">
            <text:p>1</text:p>
          </table:table-cell>
          <table:table-cell table:style-name="ce4" table:formula="of:=FLOOR((ABS([.B32]-[.C32])/[.B32])*100; 1)*[.D32]"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table:style-name="ce4" table:formula="of:=IF([.F32]&gt;[.G32]; 1; -1)" office:value-type="float" office:value="-1">
            <text:p>-1</text:p>
          </table:table-cell>
          <table:table-cell table:style-name="ce4" table:formula="of:=FLOOR((ABS([.F32]-[.G32])/[.F32])*100; 1)*[.H32]" office:value-type="float" office:value="-7">
            <text:p>-7</text:p>
          </table:table-cell>
        </table:table-row>
        <table:table-row table:style-name="ro1">
          <table:table-cell office:value-type="string">
            <text:p>government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formula="of:=IF([.B33]&gt;[.C33]; 1; -1)" office:value-type="float" office:value="1">
            <text:p>1</text:p>
          </table:table-cell>
          <table:table-cell table:style-name="ce4" table:formula="of:=FLOOR((ABS([.B33]-[.C33])/[.B33])*100; 1)*[.D33]"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style-name="ce4" table:formula="of:=IF([.F33]&gt;[.G33]; 1; -1)" office:value-type="float" office:value="-1">
            <text:p>-1</text:p>
          </table:table-cell>
          <table:table-cell table:style-name="ce4" table:formula="of:=FLOOR((ABS([.F33]-[.G33])/[.F33])*100; 1)*[.H33]" office:value-type="float" office:value="-30">
            <text:p>-30</text:p>
          </table:table-cell>
        </table:table-row>
        <table:table-row table:style-name="ro1">
          <table:table-cell office:value-type="string">
            <text:p>history</text:p>
          </table:table-cell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table:formula="of:=IF([.B34]&gt;[.C34]; 1; -1)" office:value-type="float" office:value="-1">
            <text:p>-1</text:p>
          </table:table-cell>
          <table:table-cell table:style-name="ce4" table:formula="of:=FLOOR((ABS([.B34]-[.C34])/[.B34])*100; 1)*[.D34]" office:value-type="float" office:value="-54">
            <text:p>-54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table:style-name="ce4" table:formula="of:=IF([.F34]&gt;[.G34]; 1; -1)" office:value-type="float" office:value="-1">
            <text:p>-1</text:p>
          </table:table-cell>
          <table:table-cell table:style-name="ce4" table:formula="of:=FLOOR((ABS([.F34]-[.G34])/[.F34])*100; 1)*[.H34]" office:value-type="float" office:value="-14">
            <text:p>-14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formula="of:=IF([.B35]&gt;[.C35]; 1; -1)" office:value-type="float" office:value="1">
            <text:p>1</text:p>
          </table:table-cell>
          <table:table-cell table:style-name="ce4" table:formula="of:=FLOOR((ABS([.B35]-[.C35])/[.B35])*100; 1)*[.D35]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style-name="ce4" table:formula="of:=IF([.F35]&gt;[.G35]; 1; -1)" office:value-type="float" office:value="-1">
            <text:p>-1</text:p>
          </table:table-cell>
          <table:table-cell table:style-name="ce4" table:formula="of:=FLOOR((ABS([.F35]-[.G35])/[.F35])*100; 1)*[.H35]" office:value-type="float" office:value="-23">
            <text:p>-23</text:p>
          </table:table-cell>
        </table:table-row>
        <table:table-row table:style-name="ro1">
          <table:table-cell office:value-type="string">
            <text:p>image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table:formula="of:=IF([.B36]&gt;[.C36]; 1; -1)" office:value-type="float" office:value="1">
            <text:p>1</text:p>
          </table:table-cell>
          <table:table-cell table:style-name="ce4" table:formula="of:=FLOOR((ABS([.B36]-[.C36])/[.B36])*100; 1)*[.D36]"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table:style-name="ce4" table:formula="of:=IF([.F36]&gt;[.G36]; 1; -1)" office:value-type="float" office:value="1">
            <text:p>1</text:p>
          </table:table-cell>
          <table:table-cell table:style-name="ce4" table:formula="of:=FLOOR((ABS([.F36]-[.G36])/[.F36])*100; 1)*[.H36]" office:value-type="float" office:value="28">
            <text:p>28</text:p>
          </table:table-cell>
        </table:table-row>
        <table:table-row table:style-name="ro1">
          <table:table-cell office:value-type="string">
            <text:p>interpretation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IF([.B37]&gt;[.C37]; 1; -1)" office:value-type="float" office:value="1">
            <text:p>1</text:p>
          </table:table-cell>
          <table:table-cell table:style-name="ce4" table:formula="of:=FLOOR((ABS([.B37]-[.C37])/[.B37])*100; 1)*[.D37]"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style-name="ce4" table:formula="of:=IF([.F37]&gt;[.G37]; 1; -1)" office:value-type="float" office:value="-1">
            <text:p>-1</text:p>
          </table:table-cell>
          <table:table-cell table:style-name="ce4" table:formula="of:=FLOOR((ABS([.F37]-[.G37])/[.F37])*100; 1)*[.H37]" office:value-type="float" office:value="-34">
            <text:p>-34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table:formula="of:=IF([.B38]&gt;[.C38]; 1; -1)" office:value-type="float" office:value="1">
            <text:p>1</text:p>
          </table:table-cell>
          <table:table-cell table:style-name="ce4" table:formula="of:=FLOOR((ABS([.B38]-[.C38])/[.B38])*100; 1)*[.D38]"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table:style-name="ce4" table:formula="of:=IF([.F38]&gt;[.G38]; 1; -1)" office:value-type="float" office:value="-1">
            <text:p>-1</text:p>
          </table:table-cell>
          <table:table-cell table:style-name="ce4" table:formula="of:=FLOOR((ABS([.F38]-[.G38])/[.F38])*100; 1)*[.H38]" office:value-type="float" office:value="-12">
            <text:p>-12</text:p>
          </table:table-cell>
        </table:table-row>
        <table:table-row table:style-name="ro1">
          <table:table-cell office:value-type="string">
            <text:p>japanese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formula="of:=IF([.B39]&gt;[.C39]; 1; -1)" office:value-type="float" office:value="1">
            <text:p>1</text:p>
          </table:table-cell>
          <table:table-cell table:style-name="ce4" table:formula="of:=FLOOR((ABS([.B39]-[.C39])/[.B39])*100; 1)*[.D39]"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table:style-name="ce4" table:formula="of:=IF([.F39]&gt;[.G39]; 1; -1)" office:value-type="float" office:value="1">
            <text:p>1</text:p>
          </table:table-cell>
          <table:table-cell table:style-name="ce4" table:formula="of:=FLOOR((ABS([.F39]-[.G39])/[.F39])*100; 1)*[.H39]" office:value-type="float" office:value="48">
            <text:p>48</text:p>
          </table:table-cell>
        </table:table-row>
        <table:table-row table:style-name="ro1">
          <table:table-cell office:value-type="string">
            <text:p>johann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table:formula="of:=IF([.B40]&gt;[.C40]; 1; -1)" office:value-type="float" office:value="1">
            <text:p>1</text:p>
          </table:table-cell>
          <table:table-cell table:style-name="ce4" table:formula="of:=FLOOR((ABS([.B40]-[.C40])/[.B40])*100; 1)*[.D40]"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style-name="ce4" table:formula="of:=IF([.F40]&gt;[.G40]; 1; -1)" office:value-type="float" office:value="-1">
            <text:p>-1</text:p>
          </table:table-cell>
          <table:table-cell table:style-name="ce4" table:formula="of:=FLOOR((ABS([.F40]-[.G40])/[.F40])*100; 1)*[.H40]" office:value-type="float" office:value="-18">
            <text:p>-18</text:p>
          </table:table-cell>
        </table:table-row>
        <table:table-row table:style-name="ro1">
          <table:table-cell office:value-type="string">
            <text:p>johannes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table:formula="of:=IF([.B41]&gt;[.C41]; 1; -1)" office:value-type="float" office:value="1">
            <text:p>1</text:p>
          </table:table-cell>
          <table:table-cell table:style-name="ce4" table:formula="of:=FLOOR((ABS([.B41]-[.C41])/[.B41])*100; 1)*[.D41]"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table:style-name="ce4" table:formula="of:=IF([.F41]&gt;[.G41]; 1; -1)" office:value-type="float" office:value="1">
            <text:p>1</text:p>
          </table:table-cell>
          <table:table-cell table:style-name="ce4" table:formula="of:=FLOOR((ABS([.F41]-[.G41])/[.F41])*100; 1)*[.H41]" office:value-type="float" office:value="13">
            <text:p>13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float" office:value="283">
            <text:p>283</text:p>
          </table:table-cell>
          <table:table-cell office:value-type="float" office:value="261">
            <text:p>261</text:p>
          </table:table-cell>
          <table:table-cell table:formula="of:=IF([.B42]&gt;[.C42]; 1; -1)" office:value-type="float" office:value="1">
            <text:p>1</text:p>
          </table:table-cell>
          <table:table-cell table:style-name="ce4" table:formula="of:=FLOOR((ABS([.B42]-[.C42])/[.B42])*100; 1)*[.D42]" office:value-type="float" office:value="7">
            <text:p>7</text:p>
          </table:table-cell>
          <table:table-cell office:value-type="float" office:value="273">
            <text:p>273</text:p>
          </table:table-cell>
          <table:table-cell office:value-type="float" office:value="251">
            <text:p>251</text:p>
          </table:table-cell>
          <table:table-cell table:style-name="ce4" table:formula="of:=IF([.F42]&gt;[.G42]; 1; -1)" office:value-type="float" office:value="1">
            <text:p>1</text:p>
          </table:table-cell>
          <table:table-cell table:style-name="ce4" table:formula="of:=FLOOR((ABS([.F42]-[.G42])/[.F42])*100; 1)*[.H42]" office:value-type="float" office:value="8">
            <text:p>8</text:p>
          </table:table-cell>
        </table:table-row>
        <table:table-row table:style-name="ro1">
          <table:table-cell office:value-type="string">
            <text:p>juvenile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table:formula="of:=IF([.B43]&gt;[.C43]; 1; -1)" office:value-type="float" office:value="1">
            <text:p>1</text:p>
          </table:table-cell>
          <table:table-cell table:style-name="ce4" table:formula="of:=FLOOR((ABS([.B43]-[.C43])/[.B43])*100; 1)*[.D43]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table:style-name="ce4" table:formula="of:=IF([.F43]&gt;[.G43]; 1; -1)" office:value-type="float" office:value="-1">
            <text:p>-1</text:p>
          </table:table-cell>
          <table:table-cell table:style-name="ce4" table:formula="of:=FLOOR((ABS([.F43]-[.G43])/[.F43])*100; 1)*[.H43]" office:value-type="float" office:value="-85">
            <text:p>-85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table:formula="of:=IF([.B44]&gt;[.C44]; 1; -1)" office:value-type="float" office:value="1">
            <text:p>1</text:p>
          </table:table-cell>
          <table:table-cell table:style-name="ce4" table:formula="of:=FLOOR((ABS([.B44]-[.C44])/[.B44])*100; 1)*[.D44]"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style-name="ce4" table:formula="of:=IF([.F44]&gt;[.G44]; 1; -1)" office:value-type="float" office:value="-1">
            <text:p>-1</text:p>
          </table:table-cell>
          <table:table-cell table:style-name="ce4" table:formula="of:=FLOOR((ABS([.F44]-[.G44])/[.F44])*100; 1)*[.H44]" office:value-type="float" office:value="-10">
            <text:p>-10</text:p>
          </table:table-cell>
        </table:table-row>
        <table:table-row table:style-name="ro1">
          <table:table-cell office:value-type="string">
            <text:p>law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table:formula="of:=IF([.B45]&gt;[.C45]; 1; -1)" office:value-type="float" office:value="1">
            <text:p>1</text:p>
          </table:table-cell>
          <table:table-cell table:style-name="ce4" table:formula="of:=FLOOR((ABS([.B45]-[.C45])/[.B45])*100; 1)*[.D45]"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137">
            <text:p>137</text:p>
          </table:table-cell>
          <table:table-cell table:style-name="ce4" table:formula="of:=IF([.F45]&gt;[.G45]; 1; -1)" office:value-type="float" office:value="-1">
            <text:p>-1</text:p>
          </table:table-cell>
          <table:table-cell table:style-name="ce4" table:formula="of:=FLOOR((ABS([.F45]-[.G45])/[.F45])*100; 1)*[.H45]" office:value-type="float" office:value="-10">
            <text:p>-10</text:p>
          </table:table-cell>
        </table:table-row>
        <table:table-row table:style-name="ro1">
          <table:table-cell office:value-type="string">
            <text:p>ludwig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IF([.B46]&gt;[.C46]; 1; -1)" office:value-type="float" office:value="1">
            <text:p>1</text:p>
          </table:table-cell>
          <table:table-cell table:style-name="ce4" table:formula="of:=FLOOR((ABS([.B46]-[.C46])/[.B46])*100; 1)*[.D46]"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style-name="ce4" table:formula="of:=IF([.F46]&gt;[.G46]; 1; -1)" office:value-type="float" office:value="-1">
            <text:p>-1</text:p>
          </table:table-cell>
          <table:table-cell table:style-name="ce4" table:formula="of:=FLOOR((ABS([.F46]-[.G46])/[.F46])*100; 1)*[.H46]" office:value-type="float" office:value="-16">
            <text:p>-16</text:p>
          </table:table-cell>
        </table:table-row>
        <table:table-row table:style-name="ro1">
          <table:table-cell office:value-type="string">
            <text:p>manifestation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table:formula="of:=IF([.B47]&gt;[.C47]; 1; -1)" office:value-type="float" office:value="1">
            <text:p>1</text:p>
          </table:table-cell>
          <table:table-cell table:style-name="ce4" table:formula="of:=FLOOR((ABS([.B47]-[.C47])/[.B47])*100; 1)*[.D47]" office:value-type="float" office:value="51">
            <text:p>51</text:p>
          </table:table-cell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table:style-name="ce4" table:formula="of:=IF([.F47]&gt;[.G47]; 1; -1)" office:value-type="float" office:value="1">
            <text:p>1</text:p>
          </table:table-cell>
          <table:table-cell table:style-name="ce4" table:formula="of:=FLOOR((ABS([.F47]-[.G47])/[.F47])*100; 1)*[.H47]" office:value-type="float" office:value="49">
            <text:p>49</text:p>
          </table:table-cell>
        </table:table-row>
        <table:table-row table:style-name="ro1">
          <table:table-cell office:value-type="string">
            <text:p>mozart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IF([.B48]&gt;[.C48]; 1; -1)" office:value-type="float" office:value="1">
            <text:p>1</text:p>
          </table:table-cell>
          <table:table-cell table:style-name="ce4" table:formula="of:=FLOOR((ABS([.B48]-[.C48])/[.B48])*100; 1)*[.D48]"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table:style-name="ce4" table:formula="of:=IF([.F48]&gt;[.G48]; 1; -1)" office:value-type="float" office:value="-1">
            <text:p>-1</text:p>
          </table:table-cell>
          <table:table-cell table:style-name="ce4" table:formula="of:=FLOOR((ABS([.F48]-[.G48])/[.F48])*100; 1)*[.H48]" office:value-type="float" office:value="-36">
            <text:p>-36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formula="of:=IF([.B49]&gt;[.C49]; 1; -1)" office:value-type="float" office:value="1">
            <text:p>1</text:p>
          </table:table-cell>
          <table:table-cell table:style-name="ce4" table:formula="of:=FLOOR((ABS([.B49]-[.C49])/[.B49])*100; 1)*[.D49]"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style-name="ce4" table:formula="of:=IF([.F49]&gt;[.G49]; 1; -1)" office:value-type="float" office:value="-1">
            <text:p>-1</text:p>
          </table:table-cell>
          <table:table-cell table:style-name="ce4" table:formula="of:=FLOOR((ABS([.F49]-[.G49])/[.F49])*100; 1)*[.H49]" office:value-type="float" office:value="-12">
            <text:p>-12</text:p>
          </table:table-cell>
        </table:table-row>
        <table:table-row table:style-name="ro1">
          <table:table-cell office:value-type="string">
            <text:p>office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formula="of:=IF([.B50]&gt;[.C50]; 1; -1)" office:value-type="float" office:value="1">
            <text:p>1</text:p>
          </table:table-cell>
          <table:table-cell table:style-name="ce4" table:formula="of:=FLOOR((ABS([.B50]-[.C50])/[.B50])*100; 1)*[.D50]"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style-name="ce4" table:formula="of:=IF([.F50]&gt;[.G50]; 1; -1)" office:value-type="float" office:value="-1">
            <text:p>-1</text:p>
          </table:table-cell>
          <table:table-cell table:style-name="ce4" table:formula="of:=FLOOR((ABS([.F50]-[.G50])/[.F50])*100; 1)*[.H50]" office:value-type="float" office:value="-15">
            <text:p>-15</text:p>
          </table:table-cell>
        </table:table-row>
        <table:table-row table:style-name="ro1">
          <table:table-cell office:value-type="string">
            <text:p>periodicals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formula="of:=IF([.B51]&gt;[.C51]; 1; -1)" office:value-type="float" office:value="1">
            <text:p>1</text:p>
          </table:table-cell>
          <table:table-cell table:style-name="ce4" table:formula="of:=FLOOR((ABS([.B51]-[.C51])/[.B51])*100; 1)*[.D51]"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table:style-name="ce4" table:formula="of:=IF([.F51]&gt;[.G51]; 1; -1)" office:value-type="float" office:value="-1">
            <text:p>-1</text:p>
          </table:table-cell>
          <table:table-cell table:style-name="ce4" table:formula="of:=FLOOR((ABS([.F51]-[.G51])/[.F51])*100; 1)*[.H51]" office:value-type="float" office:value="-18">
            <text:p>-18</text:p>
          </table:table-cell>
        </table:table-row>
        <table:table-row table:style-name="ro1">
          <table:table-cell office:value-type="string">
            <text:p>peter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table:formula="of:=IF([.B52]&gt;[.C52]; 1; -1)" office:value-type="float" office:value="1">
            <text:p>1</text:p>
          </table:table-cell>
          <table:table-cell table:style-name="ce4" table:formula="of:=FLOOR((ABS([.B52]-[.C52])/[.B52])*100; 1)*[.D52]"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table:style-name="ce4" table:formula="of:=IF([.F52]&gt;[.G52]; 1; -1)" office:value-type="float" office:value="-1">
            <text:p>-1</text:p>
          </table:table-cell>
          <table:table-cell table:style-name="ce4" table:formula="of:=FLOOR((ABS([.F52]-[.G52])/[.F52])*100; 1)*[.H52]" office:value-type="float" office:value="-18">
            <text:p>-18</text:p>
          </table:table-cell>
        </table:table-row>
        <table:table-row table:style-name="ro1">
          <table:table-cell office:value-type="string">
            <text:p>poems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formula="of:=IF([.B53]&gt;[.C53]; 1; -1)" office:value-type="float" office:value="1">
            <text:p>1</text:p>
          </table:table-cell>
          <table:table-cell table:style-name="ce4" table:formula="of:=FLOOR((ABS([.B53]-[.C53])/[.B53])*100; 1)*[.D53]"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style-name="ce4" table:formula="of:=IF([.F53]&gt;[.G53]; 1; -1)" office:value-type="float" office:value="-1">
            <text:p>-1</text:p>
          </table:table-cell>
          <table:table-cell table:style-name="ce4" table:formula="of:=FLOOR((ABS([.F53]-[.G53])/[.F53])*100; 1)*[.H53]" office:value-type="float" office:value="-22">
            <text:p>-22</text:p>
          </table:table-cell>
        </table:table-row>
        <table:table-row table:style-name="ro1">
          <table:table-cell office:value-type="string">
            <text:p>politics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formula="of:=IF([.B54]&gt;[.C54]; 1; -1)" office:value-type="float" office:value="1">
            <text:p>1</text:p>
          </table:table-cell>
          <table:table-cell table:style-name="ce4" table:formula="of:=FLOOR((ABS([.B54]-[.C54])/[.B54])*100; 1)*[.D54]"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style-name="ce4" table:formula="of:=IF([.F54]&gt;[.G54]; 1; -1)" office:value-type="float" office:value="-1">
            <text:p>-1</text:p>
          </table:table-cell>
          <table:table-cell table:style-name="ce4" table:formula="of:=FLOOR((ABS([.F54]-[.G54])/[.F54])*100; 1)*[.H54]" office:value-type="float" office:value="-23">
            <text:p>-23</text:p>
          </table:table-cell>
        </table:table-row>
        <table:table-row table:style-name="ro1">
          <table:table-cell office:value-type="string">
            <text:p>proceedings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formula="of:=IF([.B55]&gt;[.C55]; 1; -1)" office:value-type="float" office:value="1">
            <text:p>1</text:p>
          </table:table-cell>
          <table:table-cell table:style-name="ce4" table:formula="of:=FLOOR((ABS([.B55]-[.C55])/[.B55])*100; 1)*[.D55]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style-name="ce4" table:formula="of:=IF([.F55]&gt;[.G55]; 1; -1)" office:value-type="float" office:value="-1">
            <text:p>-1</text:p>
          </table:table-cell>
          <table:table-cell table:style-name="ce4" table:formula="of:=FLOOR((ABS([.F55]-[.G55])/[.F55])*100; 1)*[.H55]" office:value-type="float" office:value="-34">
            <text:p>-34</text:p>
          </table:table-cell>
        </table:table-row>
        <table:table-row table:style-name="ro1">
          <table:table-cell office:value-type="string">
            <text:p>randall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table:formula="of:=IF([.B56]&gt;[.C56]; 1; -1)" office:value-type="float" office:value="-1">
            <text:p>-1</text:p>
          </table:table-cell>
          <table:table-cell table:style-name="ce4" table:formula="of:=FLOOR((ABS([.B56]-[.C56])/[.B56])*100; 1)*[.D56]" office:value-type="float" office:value="-13">
            <text:p>-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table:style-name="ce4" table:formula="of:=IF([.F56]&gt;[.G56]; 1; -1)" office:value-type="float" office:value="-1">
            <text:p>-1</text:p>
          </table:table-cell>
          <table:table-cell table:style-name="ce4" table:formula="of:=FLOOR((ABS([.F56]-[.G56])/[.F56])*100; 1)*[.H56]" office:value-type="float" office:value="-57">
            <text:p>-57</text:p>
          </table:table-cell>
        </table:table-row>
        <table:table-row table:style-name="ro1">
          <table:table-cell office:value-type="string">
            <text:p>relations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formula="of:=IF([.B57]&gt;[.C57]; 1; -1)" office:value-type="float" office:value="-1">
            <text:p>-1</text:p>
          </table:table-cell>
          <table:table-cell table:style-name="ce4" table:formula="of:=FLOOR((ABS([.B57]-[.C57])/[.B57])*100; 1)*[.D57]" office:value-type="float" office:value="-10">
            <text:p>-10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style-name="ce4" table:formula="of:=IF([.F57]&gt;[.G57]; 1; -1)" office:value-type="float" office:value="-1">
            <text:p>-1</text:p>
          </table:table-cell>
          <table:table-cell table:style-name="ce4" table:formula="of:=FLOOR((ABS([.F57]-[.G57])/[.F57])*100; 1)*[.H57]" office:value-type="float" office:value="-18">
            <text:p>-18</text:p>
          </table:table-cell>
        </table:table-row>
        <table:table-row table:style-name="ro1">
          <table:table-cell office:value-type="string">
            <text:p>report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table:formula="of:=IF([.B58]&gt;[.C58]; 1; -1)" office:value-type="float" office:value="1">
            <text:p>1</text:p>
          </table:table-cell>
          <table:table-cell table:style-name="ce4" table:formula="of:=FLOOR((ABS([.B58]-[.C58])/[.B58])*100; 1)*[.D58]"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187">
            <text:p>187</text:p>
          </table:table-cell>
          <table:table-cell table:style-name="ce4" table:formula="of:=IF([.F58]&gt;[.G58]; 1; -1)" office:value-type="float" office:value="-1">
            <text:p>-1</text:p>
          </table:table-cell>
          <table:table-cell table:style-name="ce4" table:formula="of:=FLOOR((ABS([.F58]-[.G58])/[.F58])*100; 1)*[.H58]" office:value-type="float" office:value="-31">
            <text:p>-31</text:p>
          </table:table-cell>
        </table:table-row>
        <table:table-row table:style-name="ro1">
          <table:table-cell office:value-type="string">
            <text:p>resources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formula="of:=IF([.B59]&gt;[.C59]; 1; -1)" office:value-type="float" office:value="1">
            <text:p>1</text:p>
          </table:table-cell>
          <table:table-cell table:style-name="ce4" table:formula="of:=FLOOR((ABS([.B59]-[.C59])/[.B59])*100; 1)*[.D59]"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style-name="ce4" table:formula="of:=IF([.F59]&gt;[.G59]; 1; -1)" office:value-type="float" office:value="1">
            <text:p>1</text:p>
          </table:table-cell>
          <table:table-cell table:style-name="ce4" table:formula="of:=FLOOR((ABS([.F59]-[.G59])/[.F59])*100; 1)*[.H59]" office:value-type="float" office:value="21">
            <text:p>21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table:formula="of:=IF([.B60]&gt;[.C60]; 1; -1)" office:value-type="float" office:value="1">
            <text:p>1</text:p>
          </table:table-cell>
          <table:table-cell table:style-name="ce4" table:formula="of:=FLOOR((ABS([.B60]-[.C60])/[.B60])*100; 1)*[.D60]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table:style-name="ce4" table:formula="of:=IF([.F60]&gt;[.G60]; 1; -1)" office:value-type="float" office:value="-1">
            <text:p>-1</text:p>
          </table:table-cell>
          <table:table-cell table:style-name="ce4" table:formula="of:=FLOOR((ABS([.F60]-[.G60])/[.F60])*100; 1)*[.H60]" office:value-type="float" office:value="-37">
            <text:p>-37</text:p>
          </table:table-cell>
        </table:table-row>
        <table:table-row table:style-name="ro1">
          <table:table-cell office:value-type="string">
            <text:p>russian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table:formula="of:=IF([.B61]&gt;[.C61]; 1; -1)" office:value-type="float" office:value="1">
            <text:p>1</text:p>
          </table:table-cell>
          <table:table-cell table:style-name="ce4" table:formula="of:=FLOOR((ABS([.B61]-[.C61])/[.B61])*100; 1)*[.D61]"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style-name="ce4" table:formula="of:=IF([.F61]&gt;[.G61]; 1; -1)" office:value-type="float" office:value="-1">
            <text:p>-1</text:p>
          </table:table-cell>
          <table:table-cell table:style-name="ce4" table:formula="of:=FLOOR((ABS([.F61]-[.G61])/[.F61])*100; 1)*[.H61]" office:value-type="float" office:value="-10">
            <text:p>-10</text:p>
          </table:table-cell>
        </table:table-row>
        <table:table-row table:style-name="ro1">
          <table:table-cell office:value-type="string">
            <text:p>scores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table:formula="of:=IF([.B62]&gt;[.C62]; 1; -1)" office:value-type="float" office:value="1">
            <text:p>1</text:p>
          </table:table-cell>
          <table:table-cell table:style-name="ce4" table:formula="of:=FLOOR((ABS([.B62]-[.C62])/[.B62])*100; 1)*[.D62]"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52">
            <text:p>152</text:p>
          </table:table-cell>
          <table:table-cell table:style-name="ce4" table:formula="of:=IF([.F62]&gt;[.G62]; 1; -1)" office:value-type="float" office:value="-1">
            <text:p>-1</text:p>
          </table:table-cell>
          <table:table-cell table:style-name="ce4" table:formula="of:=FLOOR((ABS([.F62]-[.G62])/[.F62])*100; 1)*[.H62]" office:value-type="float" office:value="-38">
            <text:p>-38</text:p>
          </table:table-cell>
        </table:table-row>
        <table:table-row table:style-name="ro1">
          <table:table-cell office:value-type="string">
            <text:p>sebastian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table:formula="of:=IF([.B63]&gt;[.C63]; 1; -1)" office:value-type="float" office:value="1">
            <text:p>1</text:p>
          </table:table-cell>
          <table:table-cell table:style-name="ce4" table:formula="of:=FLOOR((ABS([.B63]-[.C63])/[.B63])*100; 1)*[.D63]"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table:style-name="ce4" table:formula="of:=IF([.F63]&gt;[.G63]; 1; -1)" office:value-type="float" office:value="-1">
            <text:p>-1</text:p>
          </table:table-cell>
          <table:table-cell table:style-name="ce4" table:formula="of:=FLOOR((ABS([.F63]-[.G63])/[.F63])*100; 1)*[.H63]" office:value-type="float" office:value="-20">
            <text:p>-20</text:p>
          </table:table-cell>
        </table:table-row>
        <table:table-row table:style-name="ro1">
          <table:table-cell office:value-type="string">
            <text:p>selected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table:formula="of:=IF([.B64]&gt;[.C64]; 1; -1)" office:value-type="float" office:value="1">
            <text:p>1</text:p>
          </table:table-cell>
          <table:table-cell table:style-name="ce4" table:formula="of:=FLOOR((ABS([.B64]-[.C64])/[.B64])*100; 1)*[.D64]"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style-name="ce4" table:formula="of:=IF([.F64]&gt;[.G64]; 1; -1)" office:value-type="float" office:value="-1">
            <text:p>-1</text:p>
          </table:table-cell>
          <table:table-cell table:style-name="ce4" table:formula="of:=FLOOR((ABS([.F64]-[.G64])/[.F64])*100; 1)*[.H64]" office:value-type="float" office:value="-1">
            <text:p>-1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formula="of:=IF([.B65]&gt;[.C65]; 1; -1)" office:value-type="float" office:value="1">
            <text:p>1</text:p>
          </table:table-cell>
          <table:table-cell table:style-name="ce4" table:formula="of:=FLOOR((ABS([.B65]-[.C65])/[.B65])*100; 1)*[.D65]"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style-name="ce4" table:formula="of:=IF([.F65]&gt;[.G65]; 1; -1)" office:value-type="float" office:value="-1">
            <text:p>-1</text:p>
          </table:table-cell>
          <table:table-cell table:style-name="ce4" table:formula="of:=FLOOR((ABS([.F65]-[.G65])/[.F65])*100; 1)*[.H65]" office:value-type="float" office:value="-14">
            <text:p>-14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formula="of:=IF([.B66]&gt;[.C66]; 1; -1)" office:value-type="float" office:value="-1">
            <text:p>-1</text:p>
          </table:table-cell>
          <table:table-cell table:style-name="ce4" table:formula="of:=FLOOR((ABS([.B66]-[.C66])/[.B66])*100; 1)*[.D66]" office:value-type="float" office:value="-4">
            <text:p>-4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table:style-name="ce4" table:formula="of:=IF([.F66]&gt;[.G66]; 1; -1)" office:value-type="float" office:value="-1">
            <text:p>-1</text:p>
          </table:table-cell>
          <table:table-cell table:style-name="ce4" table:formula="of:=FLOOR((ABS([.F66]-[.G66])/[.F66])*100; 1)*[.H66]" office:value-type="float" office:value="-20">
            <text:p>-20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table:formula="of:=IF([.B67]&gt;[.C67]; 1; -1)" office:value-type="float" office:value="1">
            <text:p>1</text:p>
          </table:table-cell>
          <table:table-cell table:style-name="ce4" table:formula="of:=FLOOR((ABS([.B67]-[.C67])/[.B67])*100; 1)*[.D67]"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table:style-name="ce4" table:formula="of:=IF([.F67]&gt;[.G67]; 1; -1)" office:value-type="float" office:value="-1">
            <text:p>-1</text:p>
          </table:table-cell>
          <table:table-cell table:style-name="ce4" table:formula="of:=FLOOR((ABS([.F67]-[.G67])/[.F67])*100; 1)*[.H67]" office:value-type="float" office:value="-17">
            <text:p>-17</text:p>
          </table:table-cell>
        </table:table-row>
        <table:table-row table:style-name="ro1">
          <table:table-cell office:value-type="string">
            <text:p>states</text:p>
          </table:table-cell>
          <table:table-cell office:value-type="float" office:value="177">
            <text:p>177</text:p>
          </table:table-cell>
          <table:table-cell office:value-type="float" office:value="166">
            <text:p>166</text:p>
          </table:table-cell>
          <table:table-cell table:formula="of:=IF([.B68]&gt;[.C68]; 1; -1)" office:value-type="float" office:value="1">
            <text:p>1</text:p>
          </table:table-cell>
          <table:table-cell table:style-name="ce4" table:formula="of:=FLOOR((ABS([.B68]-[.C68])/[.B68])*100; 1)*[.D68]"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225">
            <text:p>225</text:p>
          </table:table-cell>
          <table:table-cell table:style-name="ce4" table:formula="of:=IF([.F68]&gt;[.G68]; 1; -1)" office:value-type="float" office:value="-1">
            <text:p>-1</text:p>
          </table:table-cell>
          <table:table-cell table:style-name="ce4" table:formula="of:=FLOOR((ABS([.F68]-[.G68])/[.F68])*100; 1)*[.H68]" office:value-type="float" office:value="-31">
            <text:p>-31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610">
            <text:p>610</text:p>
          </table:table-cell>
          <table:table-cell office:value-type="float" office:value="554">
            <text:p>554</text:p>
          </table:table-cell>
          <table:table-cell table:formula="of:=IF([.B69]&gt;[.C69]; 1; -1)" office:value-type="float" office:value="1">
            <text:p>1</text:p>
          </table:table-cell>
          <table:table-cell table:style-name="ce4" table:formula="of:=FLOOR((ABS([.B69]-[.C69])/[.B69])*100; 1)*[.D69]" office:value-type="float" office:value="9">
            <text:p>9</text:p>
          </table:table-cell>
          <table:table-cell office:value-type="float" office:value="609">
            <text:p>609</text:p>
          </table:table-cell>
          <table:table-cell office:value-type="float" office:value="555">
            <text:p>555</text:p>
          </table:table-cell>
          <table:table-cell table:style-name="ce4" table:formula="of:=IF([.F69]&gt;[.G69]; 1; -1)" office:value-type="float" office:value="1">
            <text:p>1</text:p>
          </table:table-cell>
          <table:table-cell table:style-name="ce4" table:formula="of:=FLOOR((ABS([.F69]-[.G69])/[.F69])*100; 1)*[.H69]" office:value-type="float" office:value="8">
            <text:p>8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formula="of:=IF([.B70]&gt;[.C70]; 1; -1)" office:value-type="float" office:value="1">
            <text:p>1</text:p>
          </table:table-cell>
          <table:table-cell table:style-name="ce4" table:formula="of:=FLOOR((ABS([.B70]-[.C70])/[.B70])*100; 1)*[.D70]"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table:style-name="ce4" table:formula="of:=IF([.F70]&gt;[.G70]; 1; -1)" office:value-type="float" office:value="-1">
            <text:p>-1</text:p>
          </table:table-cell>
          <table:table-cell table:style-name="ce4" table:formula="of:=FLOOR((ABS([.F70]-[.G70])/[.F70])*100; 1)*[.H70]" office:value-type="float" office:value="-10">
            <text:p>-10</text:p>
          </table:table-cell>
        </table:table-row>
        <table:table-row table:style-name="ro1">
          <table:table-cell office:value-type="string">
            <text:p>van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table:formula="of:=IF([.B71]&gt;[.C71]; 1; -1)" office:value-type="float" office:value="1">
            <text:p>1</text:p>
          </table:table-cell>
          <table:table-cell table:style-name="ce4" table:formula="of:=FLOOR((ABS([.B71]-[.C71])/[.B71])*100; 1)*[.D71]"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table:style-name="ce4" table:formula="of:=IF([.F71]&gt;[.G71]; 1; -1)" office:value-type="float" office:value="-1">
            <text:p>-1</text:p>
          </table:table-cell>
          <table:table-cell table:style-name="ce4" table:formula="of:=FLOOR((ABS([.F71]-[.G71])/[.F71])*100; 1)*[.H71]" office:value-type="float" office:value="-6">
            <text:p>-6</text:p>
          </table:table-cell>
        </table:table-row>
        <table:table-row table:style-name="ro1">
          <table:table-cell office:value-type="string">
            <text:p>wolfgang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table:formula="of:=IF([.B72]&gt;[.C72]; 1; -1)" office:value-type="float" office:value="1">
            <text:p>1</text:p>
          </table:table-cell>
          <table:table-cell table:style-name="ce4" table:formula="of:=FLOOR((ABS([.B72]-[.C72])/[.B72])*100; 1)*[.D72]"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table:style-name="ce4" table:formula="of:=IF([.F72]&gt;[.G72]; 1; -1)" office:value-type="float" office:value="-1">
            <text:p>-1</text:p>
          </table:table-cell>
          <table:table-cell table:style-name="ce4" table:formula="of:=FLOOR((ABS([.F72]-[.G72])/[.F72])*100; 1)*[.H72]" office:value-type="float" office:value="-15">
            <text:p>-15</text:p>
          </table:table-cell>
        </table:table-row>
        <table:table-row table:style-name="ro1">
          <table:table-cell office:value-type="string">
            <text:p>works</text:p>
          </table:table-cell>
          <table:table-cell office:value-type="float" office:value="481">
            <text:p>481</text:p>
          </table:table-cell>
          <table:table-cell office:value-type="float" office:value="335">
            <text:p>335</text:p>
          </table:table-cell>
          <table:table-cell table:formula="of:=IF([.B73]&gt;[.C73]; 1; -1)" office:value-type="float" office:value="1">
            <text:p>1</text:p>
          </table:table-cell>
          <table:table-cell table:style-name="ce4" table:formula="of:=FLOOR((ABS([.B73]-[.C73])/[.B73])*100; 1)*[.D73]" office:value-type="float" office:value="30">
            <text:p>3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table:style-name="ce4" table:formula="of:=IF([.F73]&gt;[.G73]; 1; -1)" office:value-type="float" office:value="1">
            <text:p>1</text:p>
          </table:table-cell>
          <table:table-cell table:style-name="ce4" table:formula="of:=FLOOR((ABS([.F73]-[.G73])/[.F73])*100; 1)*[.H73]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4" table:formula="of:=SUM([.B3:.B73])" office:value-type="float" office:value="7682">
            <text:p>7682</text:p>
          </table:table-cell>
          <table:table-cell table:style-name="ce4" table:formula="of:=SUM([.C3:.C73])" office:value-type="float" office:value="6607">
            <text:p>6607</text:p>
          </table:table-cell>
          <table:table-cell table:formula="of:=SUM([.D3:.D73])" office:value-type="float" office:value="57">
            <text:p>57</text:p>
          </table:table-cell>
          <table:table-cell table:style-name="ce4" table:formula="of:=FLOOR(AVERAGE([.E3:.E73]); 1)" office:value-type="float" office:value="12">
            <text:p>12</text:p>
          </table:table-cell>
          <table:table-cell table:style-name="ce4" table:formula="of:=SUM([.F3:.F73])" office:value-type="float" office:value="7564">
            <text:p>7564</text:p>
          </table:table-cell>
          <table:table-cell table:style-name="ce4" table:formula="of:=SUM([.G3:.G73])" office:value-type="float" office:value="7964">
            <text:p>7964</text:p>
          </table:table-cell>
          <table:table-cell table:style-name="ce4" table:formula="of:=SUM([.H3:.H73])" office:value-type="float" office:value="-41">
            <text:p>-41</text:p>
          </table:table-cell>
          <table:table-cell table:style-name="ce4" table:formula="of:=FLOOR(ABS(AVERAGE([.I3:.I73])); 1)*-1" office:value-type="float" office:value="-13">
            <text:p>-13</text:p>
          </table:table-cell>
        </table:table-row>
        <table:table-row table:style-name="ro1">
          <table:table-cell table:number-columns-repeated="2"/>
          <table:table-cell table:formula="of:=[.B74]/[.C74]*100" office:value-type="float" office:value="116.270622067504">
            <text:p>116.2706220675</text:p>
          </table:table-cell>
          <table:table-cell table:formula="of:=FLOOR([.D74]/71*100; 1)" office:value-type="float" office:value="80">
            <text:p>80</text:p>
          </table:table-cell>
          <table:table-cell office:value-type="string">
            <text:p>avarage difference</text:p>
          </table:table-cell>
          <table:table-cell/>
          <table:table-cell table:formula="of:=[.G74]/[.F74]*100" office:value-type="float" office:value="105.288207297726">
            <text:p>105.2882072977</text:p>
          </table:table-cell>
          <table:table-cell table:style-name="ce4" table:formula="of:=FLOOR(ABS([.H74])/71*100; 1)" office:value-type="float" office:value="57">
            <text:p>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he merged is quicker in 80%</text:p>
          </table:table-cell>
          <table:table-cell table:number-columns-repeated="3"/>
          <table:table-cell table:style-name="ce4" office:value-type="string">
            <text:p>distinct queries are quicker in 57%</text:p>
          </table:table-cell>
          <table:table-cell/>
        </table:table-row>
        <table:table-row table:style-name="ro1">
          <table:table-cell/>
          <table:table-cell table:style-name="ce4" office:value-type="string">
            <text:p>3rd place</text:p>
          </table:table-cell>
          <table:table-cell table:style-name="ce4" office:value-type="string">
            <text:p>1st place</text:p>
          </table:table-cell>
          <table:table-cell/>
          <table:table-cell table:style-name="ce4"/>
          <table:table-cell table:style-name="ce4" office:value-type="string">
            <text:p>2nd place</text:p>
          </table:table-cell>
          <table:table-cell table:style-name="ce4" office:value-type="string">
            <text:p>4th place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4" table:number-columns-repeated="5"/>
        </table:table-row>
        <table:table-row table:style-name="ro1">
          <table:table-cell table:number-columns-repeated="2"/>
          <table:table-cell table:style-name="ce4" office:value-type="string">
            <text:p>total</text:p>
          </table:table-cell>
          <table:table-cell office:value-type="string">
            <text:p>avarage</text:p>
          </table:table-cell>
          <table:table-cell table:style-name="ce4" office:value-type="string">
            <text:p>%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1" office:value-type="string">
            <text:p>final rank:</text:p>
          </table:table-cell>
          <table:table-cell office:value-type="string">
            <text:p>no OS cache, merged</text:p>
          </table:table-cell>
          <table:table-cell office:value-type="float" office:value="6607">
            <text:p>6607</text:p>
          </table:table-cell>
          <table:table-cell table:formula="of:=FLOOR([.C80]/71; 1)" office:value-type="float" office:value="93">
            <text:p>93</text:p>
          </table:table-cell>
          <table:table-cell table:style-name="ce4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S cache distinct</text:p>
          </table:table-cell>
          <table:table-cell office:value-type="float" office:value="7564">
            <text:p>7564</text:p>
          </table:table-cell>
          <table:table-cell table:formula="of:=FLOOR([.C81]/71; 1)" office:value-type="float" office:value="106">
            <text:p>106</text:p>
          </table:table-cell>
          <table:table-cell table:style-name="ce4" table:formula="of:=FLOOR([.C81]/[.C80]*100; 1)" office:value-type="float" office:value="114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OS cache, distinct</text:p>
          </table:table-cell>
          <table:table-cell office:value-type="float" office:value="7682">
            <text:p>7682</text:p>
          </table:table-cell>
          <table:table-cell table:formula="of:=FLOOR([.C82]/71; 1)" office:value-type="float" office:value="108">
            <text:p>108</text:p>
          </table:table-cell>
          <table:table-cell table:style-name="ce4" table:formula="of:=FLOOR([.C82]/[.C80]*100; 1)" office:value-type="float" office:value="116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S chace, merged</text:p>
          </table:table-cell>
          <table:table-cell office:value-type="float" office:value="7964">
            <text:p>7964</text:p>
          </table:table-cell>
          <table:table-cell table:formula="of:=FLOOR([.C83]/71; 1)" office:value-type="float" office:value="112">
            <text:p>112</text:p>
          </table:table-cell>
          <table:table-cell table:style-name="ce4" table:formula="of:=FLOOR([.C83]/[.C80]*100; 1)" office:value-type="float" office:value="120">
            <text:p>120</text:p>
          </table:table-cell>
          <table:table-cell table:number-columns-repeated="4"/>
        </table:table-row>
        <table:table-row table:style-name="ro1" table:number-rows-repeated="104849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21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7T21:32:34</dc:date>
    <dc:creator>Király Péter</dc:creator>
    <meta:generator>LibreOffice/3.3$Unix LibreOffice_project/330m19$Build-301</meta:generator>
    <meta:editing-duration>PT1H6M28S</meta:editing-duration>
    <meta:editing-cycles>10</meta:editing-cycles>
    <meta:document-statistic meta:table-count="1" meta:cell-count="690" meta:object-count="0"/>
  </office:meta>
</office:document-meta>
</file>